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y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1:.D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y</text:p>
          </table:table-cell>
          <table:table-cell table:formula="of:=[.G2]" office:value-type="float" office:value="9948.3" calcext:value-type="float">
            <text:p>9948.3</text:p>
          </table:table-cell>
          <table:table-cell table:formula="of:=[.G2]" office:value-type="float" office:value="9948.3" calcext:value-type="float">
            <text:p>9948.3</text:p>
          </table:table-cell>
          <table:table-cell table:formula="of:=[.G2]" office:value-type="float" office:value="9948.3" calcext:value-type="float">
            <text:p>9948.3</text:p>
          </table:table-cell>
          <table:table-cell table:formula="of:=AVERAGE([.B2:.D2])" office:value-type="float" office:value="9948.3" calcext:value-type="float">
            <text:p>9948.3</text:p>
          </table:table-cell>
          <table:table-cell/>
          <table:table-cell office:value-type="float" office:value="9948.3" calcext:value-type="float">
            <text:p>9948.3</text:p>
          </table:table-cell>
        </table:table-row>
        <table:table-row table:style-name="ro1">
          <table:table-cell office:value-type="string" calcext:value-type="string">
            <text:p>2y0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9948.3" calcext:value-type="float">
            <text:p>9948.3</text:p>
          </table:table-cell>
          <table:table-cell table:formula="of:=[.D2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y</text:p>
          </table:table-cell>
          <table:table-cell table:formula="of:=[.B3]+[.$B$2]" office:value-type="float" office:value="9948.3" calcext:value-type="float">
            <text:p>9948.3</text:p>
          </table:table-cell>
          <table:table-cell table:formula="of:=[.C3]+[.$B$2]" office:value-type="float" office:value="19896.6" calcext:value-type="float">
            <text:p>19896.6</text:p>
          </table:table-cell>
          <table:table-cell table:formula="of:=[.D3]+[.$B$2]" office:value-type="float" office:value="19896.6" calcext:value-type="float">
            <text:p>19896.6</text:p>
          </table:table-cell>
          <table:table-cell table:formula="of:=AVERAGE([.B4:.D4])" office:value-type="float" office:value="16580.5" calcext:value-type="float">
            <text:p>1658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y0</text:p>
          </table:table-cell>
          <table:table-cell table:formula="of:=[.B4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y</text:p>
          </table:table-cell>
          <table:table-cell table:formula="of:=[.B5]+[.$B$2]" office:value-type="float" office:value="19896.6" calcext:value-type="float">
            <text:p>19896.6</text:p>
          </table:table-cell>
          <table:table-cell table:formula="of:=[.C5]+[.$B$2]" office:value-type="float" office:value="9948.3" calcext:value-type="float">
            <text:p>9948.3</text:p>
          </table:table-cell>
          <table:table-cell table:formula="of:=[.D5]+[.$B$2]" office:value-type="float" office:value="29844.9" calcext:value-type="float">
            <text:p>29844.9</text:p>
          </table:table-cell>
          <table:table-cell table:formula="of:=AVERAGE([.B6:.D6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y0</text:p>
          </table:table-cell>
          <table:table-cell table:formula="of:=[.B6]" office:value-type="float" office:value="19896.6" calcext:value-type="float">
            <text:p>19896.6</text:p>
          </table:table-cell>
          <table:table-cell table:formula="of:=[.C6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y</text:p>
          </table:table-cell>
          <table:table-cell table:formula="of:=[.B7]+[.$B$2]" office:value-type="float" office:value="29844.9" calcext:value-type="float">
            <text:p>29844.9</text:p>
          </table:table-cell>
          <table:table-cell table:formula="of:=[.C7]+[.$B$2]" office:value-type="float" office:value="19896.6" calcext:value-type="float">
            <text:p>19896.6</text:p>
          </table:table-cell>
          <table:table-cell table:formula="of:=[.D7]+[.$B$2]" office:value-type="float" office:value="9948.3" calcext:value-type="float">
            <text:p>9948.3</text:p>
          </table:table-cell>
          <table:table-cell table:formula="of:=AVERAGE([.B8:.D8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y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9896.6" calcext:value-type="float">
            <text:p>19896.6</text:p>
          </table:table-cell>
          <table:table-cell table:formula="of:=[.D8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/>
          <table:table-cell table:formula="of:=[.B9]+[.$B$2]" office:value-type="float" office:value="9948.3" calcext:value-type="float">
            <text:p>9948.3</text:p>
          </table:table-cell>
          <table:table-cell table:formula="of:=[.C9]+[.$B$2]" office:value-type="float" office:value="29844.9" calcext:value-type="float">
            <text:p>29844.9</text:p>
          </table:table-cell>
          <table:table-cell table:formula="of:=[.D9]+[.$B$2]" office:value-type="float" office:value="19896.6" calcext:value-type="float">
            <text:p>19896.6</text:p>
          </table:table-cell>
          <table:table-cell table:formula="of:=AVERAGE([.B10:.D10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y0</text:p>
          </table:table-cell>
          <table:table-cell table:formula="of:=[.B10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10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/>
          <table:table-cell table:formula="of:=[.B11]+[.$B$2]" office:value-type="float" office:value="19896.6" calcext:value-type="float">
            <text:p>19896.6</text:p>
          </table:table-cell>
          <table:table-cell table:formula="of:=[.C11]+[.$B$2]" office:value-type="float" office:value="9948.3" calcext:value-type="float">
            <text:p>9948.3</text:p>
          </table:table-cell>
          <table:table-cell table:formula="of:=[.D11]+[.$B$2]" office:value-type="float" office:value="29844.9" calcext:value-type="float">
            <text:p>29844.9</text:p>
          </table:table-cell>
          <table:table-cell table:formula="of:=AVERAGE([.B12:.D12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y0</text:p>
          </table:table-cell>
          <table:table-cell table:formula="of:=[.B12]" office:value-type="float" office:value="19896.6" calcext:value-type="float">
            <text:p>19896.6</text:p>
          </table:table-cell>
          <table:table-cell table:formula="of:=[.C12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3]+[.$B$2]" office:value-type="float" office:value="29844.9" calcext:value-type="float">
            <text:p>29844.9</text:p>
          </table:table-cell>
          <table:table-cell table:formula="of:=[.C13]+[.$B$2]" office:value-type="float" office:value="19896.6" calcext:value-type="float">
            <text:p>19896.6</text:p>
          </table:table-cell>
          <table:table-cell table:formula="of:=[.D13]+[.$B$2]" office:value-type="float" office:value="9948.3" calcext:value-type="float">
            <text:p>9948.3</text:p>
          </table:table-cell>
          <table:table-cell table:formula="of:=AVERAGE([.B14:.D14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y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19896.6" calcext:value-type="float">
            <text:p>19896.6</text:p>
          </table:table-cell>
          <table:table-cell table:formula="of:=[.D14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/>
          <table:table-cell table:formula="of:=[.B15]+[.$B$2]" office:value-type="float" office:value="9948.3" calcext:value-type="float">
            <text:p>9948.3</text:p>
          </table:table-cell>
          <table:table-cell table:formula="of:=[.C15]+[.$B$2]" office:value-type="float" office:value="29844.9" calcext:value-type="float">
            <text:p>29844.9</text:p>
          </table:table-cell>
          <table:table-cell table:formula="of:=[.D15]+[.$B$2]" office:value-type="float" office:value="19896.6" calcext:value-type="float">
            <text:p>19896.6</text:p>
          </table:table-cell>
          <table:table-cell table:formula="of:=AVERAGE([.B16:.D16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y0</text:p>
          </table:table-cell>
          <table:table-cell table:formula="of:=[.B16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16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/>
          <table:table-cell table:formula="of:=[.B17]+[.$B$2]" office:value-type="float" office:value="19896.6" calcext:value-type="float">
            <text:p>19896.6</text:p>
          </table:table-cell>
          <table:table-cell table:formula="of:=[.C17]+[.$B$2]" office:value-type="float" office:value="9948.3" calcext:value-type="float">
            <text:p>9948.3</text:p>
          </table:table-cell>
          <table:table-cell table:formula="of:=[.D17]+[.$B$2]" office:value-type="float" office:value="29844.9" calcext:value-type="float">
            <text:p>29844.9</text:p>
          </table:table-cell>
          <table:table-cell table:formula="of:=AVERAGE([.B18:.D18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y0</text:p>
          </table:table-cell>
          <table:table-cell table:formula="of:=[.B18]" office:value-type="float" office:value="19896.6" calcext:value-type="float">
            <text:p>19896.6</text:p>
          </table:table-cell>
          <table:table-cell table:formula="of:=[.C18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19]+[.$B$2]" office:value-type="float" office:value="29844.9" calcext:value-type="float">
            <text:p>29844.9</text:p>
          </table:table-cell>
          <table:table-cell table:formula="of:=[.C19]+[.$B$2]" office:value-type="float" office:value="19896.6" calcext:value-type="float">
            <text:p>19896.6</text:p>
          </table:table-cell>
          <table:table-cell table:formula="of:=[.D19]+[.$B$2]" office:value-type="float" office:value="9948.3" calcext:value-type="float">
            <text:p>9948.3</text:p>
          </table:table-cell>
          <table:table-cell table:formula="of:=AVERAGE([.B20:.D20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y0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19896.6" calcext:value-type="float">
            <text:p>19896.6</text:p>
          </table:table-cell>
          <table:table-cell table:formula="of:=[.D20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/>
          <table:table-cell table:formula="of:=[.B21]+[.$B$2]" office:value-type="float" office:value="9948.3" calcext:value-type="float">
            <text:p>9948.3</text:p>
          </table:table-cell>
          <table:table-cell table:formula="of:=[.C21]+[.$B$2]" office:value-type="float" office:value="29844.9" calcext:value-type="float">
            <text:p>29844.9</text:p>
          </table:table-cell>
          <table:table-cell table:formula="of:=[.D21]+[.$B$2]" office:value-type="float" office:value="19896.6" calcext:value-type="float">
            <text:p>19896.6</text:p>
          </table:table-cell>
          <table:table-cell table:formula="of:=AVERAGE([.B22:.D22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y0</text:p>
          </table:table-cell>
          <table:table-cell table:formula="of:=[.B22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22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/>
          <table:table-cell table:formula="of:=[.B23]+[.$B$2]" office:value-type="float" office:value="19896.6" calcext:value-type="float">
            <text:p>19896.6</text:p>
          </table:table-cell>
          <table:table-cell table:formula="of:=[.C23]+[.$B$2]" office:value-type="float" office:value="9948.3" calcext:value-type="float">
            <text:p>9948.3</text:p>
          </table:table-cell>
          <table:table-cell table:formula="of:=[.D23]+[.$B$2]" office:value-type="float" office:value="29844.9" calcext:value-type="float">
            <text:p>29844.9</text:p>
          </table:table-cell>
          <table:table-cell table:formula="of:=AVERAGE([.B24:.D24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y0</text:p>
          </table:table-cell>
          <table:table-cell table:formula="of:=[.B24]" office:value-type="float" office:value="19896.6" calcext:value-type="float">
            <text:p>19896.6</text:p>
          </table:table-cell>
          <table:table-cell table:formula="of:=[.C24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25]+[.$B$2]" office:value-type="float" office:value="29844.9" calcext:value-type="float">
            <text:p>29844.9</text:p>
          </table:table-cell>
          <table:table-cell table:formula="of:=[.C25]+[.$B$2]" office:value-type="float" office:value="19896.6" calcext:value-type="float">
            <text:p>19896.6</text:p>
          </table:table-cell>
          <table:table-cell table:formula="of:=[.D25]+[.$B$2]" office:value-type="float" office:value="9948.3" calcext:value-type="float">
            <text:p>9948.3</text:p>
          </table:table-cell>
          <table:table-cell table:formula="of:=AVERAGE([.B26:.D26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y0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19896.6" calcext:value-type="float">
            <text:p>19896.6</text:p>
          </table:table-cell>
          <table:table-cell table:formula="of:=[.D26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/>
          <table:table-cell table:formula="of:=[.B27]+[.$B$2]" office:value-type="float" office:value="9948.3" calcext:value-type="float">
            <text:p>9948.3</text:p>
          </table:table-cell>
          <table:table-cell table:formula="of:=[.C27]+[.$B$2]" office:value-type="float" office:value="29844.9" calcext:value-type="float">
            <text:p>29844.9</text:p>
          </table:table-cell>
          <table:table-cell table:formula="of:=[.D27]+[.$B$2]" office:value-type="float" office:value="19896.6" calcext:value-type="float">
            <text:p>19896.6</text:p>
          </table:table-cell>
          <table:table-cell table:formula="of:=AVERAGE([.B28:.D28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y0</text:p>
          </table:table-cell>
          <table:table-cell table:formula="of:=[.B28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28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/>
          <table:table-cell table:formula="of:=[.B29]+[.$B$2]" office:value-type="float" office:value="19896.6" calcext:value-type="float">
            <text:p>19896.6</text:p>
          </table:table-cell>
          <table:table-cell table:formula="of:=[.C29]+[.$B$2]" office:value-type="float" office:value="9948.3" calcext:value-type="float">
            <text:p>9948.3</text:p>
          </table:table-cell>
          <table:table-cell table:formula="of:=[.D29]+[.$B$2]" office:value-type="float" office:value="29844.9" calcext:value-type="float">
            <text:p>29844.9</text:p>
          </table:table-cell>
          <table:table-cell table:formula="of:=AVERAGE([.B30:.D30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y0</text:p>
          </table:table-cell>
          <table:table-cell table:formula="of:=[.B30]" office:value-type="float" office:value="19896.6" calcext:value-type="float">
            <text:p>19896.6</text:p>
          </table:table-cell>
          <table:table-cell table:formula="of:=[.C30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31]+[.$B$2]" office:value-type="float" office:value="29844.9" calcext:value-type="float">
            <text:p>29844.9</text:p>
          </table:table-cell>
          <table:table-cell table:formula="of:=[.C31]+[.$B$2]" office:value-type="float" office:value="19896.6" calcext:value-type="float">
            <text:p>19896.6</text:p>
          </table:table-cell>
          <table:table-cell table:formula="of:=[.D31]+[.$B$2]" office:value-type="float" office:value="9948.3" calcext:value-type="float">
            <text:p>9948.3</text:p>
          </table:table-cell>
          <table:table-cell table:formula="of:=AVERAGE([.B32:.D32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y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19896.6" calcext:value-type="float">
            <text:p>19896.6</text:p>
          </table:table-cell>
          <table:table-cell table:formula="of:=[.D32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/>
          <table:table-cell table:formula="of:=[.B33]+[.$B$2]" office:value-type="float" office:value="9948.3" calcext:value-type="float">
            <text:p>9948.3</text:p>
          </table:table-cell>
          <table:table-cell table:formula="of:=[.C33]+[.$B$2]" office:value-type="float" office:value="29844.9" calcext:value-type="float">
            <text:p>29844.9</text:p>
          </table:table-cell>
          <table:table-cell table:formula="of:=[.D33]+[.$B$2]" office:value-type="float" office:value="19896.6" calcext:value-type="float">
            <text:p>19896.6</text:p>
          </table:table-cell>
          <table:table-cell table:formula="of:=AVERAGE([.B34:.D34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y0</text:p>
          </table:table-cell>
          <table:table-cell table:formula="of:=[.B34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34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/>
          <table:table-cell table:formula="of:=[.B35]+[.$B$2]" office:value-type="float" office:value="19896.6" calcext:value-type="float">
            <text:p>19896.6</text:p>
          </table:table-cell>
          <table:table-cell table:formula="of:=[.C35]+[.$B$2]" office:value-type="float" office:value="9948.3" calcext:value-type="float">
            <text:p>9948.3</text:p>
          </table:table-cell>
          <table:table-cell table:formula="of:=[.D35]+[.$B$2]" office:value-type="float" office:value="29844.9" calcext:value-type="float">
            <text:p>29844.9</text:p>
          </table:table-cell>
          <table:table-cell table:formula="of:=AVERAGE([.B36:.D36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y0</text:p>
          </table:table-cell>
          <table:table-cell table:formula="of:=[.B36]" office:value-type="float" office:value="19896.6" calcext:value-type="float">
            <text:p>19896.6</text:p>
          </table:table-cell>
          <table:table-cell table:formula="of:=[.C36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37]+[.$B$2]" office:value-type="float" office:value="29844.9" calcext:value-type="float">
            <text:p>29844.9</text:p>
          </table:table-cell>
          <table:table-cell table:formula="of:=[.C37]+[.$B$2]" office:value-type="float" office:value="19896.6" calcext:value-type="float">
            <text:p>19896.6</text:p>
          </table:table-cell>
          <table:table-cell table:formula="of:=[.D37]+[.$B$2]" office:value-type="float" office:value="9948.3" calcext:value-type="float">
            <text:p>9948.3</text:p>
          </table:table-cell>
          <table:table-cell table:formula="of:=AVERAGE([.B38:.D38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y0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19896.6" calcext:value-type="float">
            <text:p>19896.6</text:p>
          </table:table-cell>
          <table:table-cell table:formula="of:=[.D38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/>
          <table:table-cell table:formula="of:=[.B39]+[.$B$2]" office:value-type="float" office:value="9948.3" calcext:value-type="float">
            <text:p>9948.3</text:p>
          </table:table-cell>
          <table:table-cell table:formula="of:=[.C39]+[.$B$2]" office:value-type="float" office:value="29844.9" calcext:value-type="float">
            <text:p>29844.9</text:p>
          </table:table-cell>
          <table:table-cell table:formula="of:=[.D39]+[.$B$2]" office:value-type="float" office:value="19896.6" calcext:value-type="float">
            <text:p>19896.6</text:p>
          </table:table-cell>
          <table:table-cell table:formula="of:=AVERAGE([.B40:.D40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y0</text:p>
          </table:table-cell>
          <table:table-cell table:formula="of:=[.B40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40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/>
          <table:table-cell table:formula="of:=[.B41]+[.$B$2]" office:value-type="float" office:value="19896.6" calcext:value-type="float">
            <text:p>19896.6</text:p>
          </table:table-cell>
          <table:table-cell table:formula="of:=[.C41]+[.$B$2]" office:value-type="float" office:value="9948.3" calcext:value-type="float">
            <text:p>9948.3</text:p>
          </table:table-cell>
          <table:table-cell table:formula="of:=[.D41]+[.$B$2]" office:value-type="float" office:value="29844.9" calcext:value-type="float">
            <text:p>29844.9</text:p>
          </table:table-cell>
          <table:table-cell table:formula="of:=AVERAGE([.B42:.D42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y0</text:p>
          </table:table-cell>
          <table:table-cell table:formula="of:=[.B42]" office:value-type="float" office:value="19896.6" calcext:value-type="float">
            <text:p>19896.6</text:p>
          </table:table-cell>
          <table:table-cell table:formula="of:=[.C42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43]+[.$B$2]" office:value-type="float" office:value="29844.9" calcext:value-type="float">
            <text:p>29844.9</text:p>
          </table:table-cell>
          <table:table-cell table:formula="of:=[.C43]+[.$B$2]" office:value-type="float" office:value="19896.6" calcext:value-type="float">
            <text:p>19896.6</text:p>
          </table:table-cell>
          <table:table-cell table:formula="of:=[.D43]+[.$B$2]" office:value-type="float" office:value="9948.3" calcext:value-type="float">
            <text:p>9948.3</text:p>
          </table:table-cell>
          <table:table-cell table:formula="of:=AVERAGE([.B44:.D44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y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19896.6" calcext:value-type="float">
            <text:p>19896.6</text:p>
          </table:table-cell>
          <table:table-cell table:formula="of:=[.D44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/>
          <table:table-cell table:formula="of:=[.B45]+[.$B$2]" office:value-type="float" office:value="9948.3" calcext:value-type="float">
            <text:p>9948.3</text:p>
          </table:table-cell>
          <table:table-cell table:formula="of:=[.C45]+[.$B$2]" office:value-type="float" office:value="29844.9" calcext:value-type="float">
            <text:p>29844.9</text:p>
          </table:table-cell>
          <table:table-cell table:formula="of:=[.D45]+[.$B$2]" office:value-type="float" office:value="19896.6" calcext:value-type="float">
            <text:p>19896.6</text:p>
          </table:table-cell>
          <table:table-cell table:formula="of:=AVERAGE([.B46:.D46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y0</text:p>
          </table:table-cell>
          <table:table-cell table:formula="of:=[.B46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46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/>
          <table:table-cell table:formula="of:=[.B47]+[.$B$2]" office:value-type="float" office:value="19896.6" calcext:value-type="float">
            <text:p>19896.6</text:p>
          </table:table-cell>
          <table:table-cell table:formula="of:=[.C47]+[.$B$2]" office:value-type="float" office:value="9948.3" calcext:value-type="float">
            <text:p>9948.3</text:p>
          </table:table-cell>
          <table:table-cell table:formula="of:=[.D47]+[.$B$2]" office:value-type="float" office:value="29844.9" calcext:value-type="float">
            <text:p>29844.9</text:p>
          </table:table-cell>
          <table:table-cell table:formula="of:=AVERAGE([.B48:.D48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y0</text:p>
          </table:table-cell>
          <table:table-cell table:formula="of:=[.B48]" office:value-type="float" office:value="19896.6" calcext:value-type="float">
            <text:p>19896.6</text:p>
          </table:table-cell>
          <table:table-cell table:formula="of:=[.C48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49]+[.$B$2]" office:value-type="float" office:value="29844.9" calcext:value-type="float">
            <text:p>29844.9</text:p>
          </table:table-cell>
          <table:table-cell table:formula="of:=[.C49]+[.$B$2]" office:value-type="float" office:value="19896.6" calcext:value-type="float">
            <text:p>19896.6</text:p>
          </table:table-cell>
          <table:table-cell table:formula="of:=[.D49]+[.$B$2]" office:value-type="float" office:value="9948.3" calcext:value-type="float">
            <text:p>9948.3</text:p>
          </table:table-cell>
          <table:table-cell table:formula="of:=AVERAGE([.B50:.D50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y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19896.6" calcext:value-type="float">
            <text:p>19896.6</text:p>
          </table:table-cell>
          <table:table-cell table:formula="of:=[.D50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/>
          <table:table-cell table:formula="of:=[.B51]+[.$B$2]" office:value-type="float" office:value="9948.3" calcext:value-type="float">
            <text:p>9948.3</text:p>
          </table:table-cell>
          <table:table-cell table:formula="of:=[.C51]+[.$B$2]" office:value-type="float" office:value="29844.9" calcext:value-type="float">
            <text:p>29844.9</text:p>
          </table:table-cell>
          <table:table-cell table:formula="of:=[.D51]+[.$B$2]" office:value-type="float" office:value="19896.6" calcext:value-type="float">
            <text:p>19896.6</text:p>
          </table:table-cell>
          <table:table-cell table:formula="of:=AVERAGE([.B52:.D52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y0</text:p>
          </table:table-cell>
          <table:table-cell table:formula="of:=[.B52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52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/>
          <table:table-cell table:formula="of:=[.B53]+[.$B$2]" office:value-type="float" office:value="19896.6" calcext:value-type="float">
            <text:p>19896.6</text:p>
          </table:table-cell>
          <table:table-cell table:formula="of:=[.C53]+[.$B$2]" office:value-type="float" office:value="9948.3" calcext:value-type="float">
            <text:p>9948.3</text:p>
          </table:table-cell>
          <table:table-cell table:formula="of:=[.D53]+[.$B$2]" office:value-type="float" office:value="29844.9" calcext:value-type="float">
            <text:p>29844.9</text:p>
          </table:table-cell>
          <table:table-cell table:formula="of:=AVERAGE([.B54:.D54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y0</text:p>
          </table:table-cell>
          <table:table-cell table:formula="of:=[.B54]" office:value-type="float" office:value="19896.6" calcext:value-type="float">
            <text:p>19896.6</text:p>
          </table:table-cell>
          <table:table-cell table:formula="of:=[.C54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55]+[.$B$2]" office:value-type="float" office:value="29844.9" calcext:value-type="float">
            <text:p>29844.9</text:p>
          </table:table-cell>
          <table:table-cell table:formula="of:=[.C55]+[.$B$2]" office:value-type="float" office:value="19896.6" calcext:value-type="float">
            <text:p>19896.6</text:p>
          </table:table-cell>
          <table:table-cell table:formula="of:=[.D55]+[.$B$2]" office:value-type="float" office:value="9948.3" calcext:value-type="float">
            <text:p>9948.3</text:p>
          </table:table-cell>
          <table:table-cell table:formula="of:=AVERAGE([.B56:.D56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y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19896.6" calcext:value-type="float">
            <text:p>19896.6</text:p>
          </table:table-cell>
          <table:table-cell table:formula="of:=[.D56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/>
          <table:table-cell table:formula="of:=[.B57]+[.$B$2]" office:value-type="float" office:value="9948.3" calcext:value-type="float">
            <text:p>9948.3</text:p>
          </table:table-cell>
          <table:table-cell table:formula="of:=[.C57]+[.$B$2]" office:value-type="float" office:value="29844.9" calcext:value-type="float">
            <text:p>29844.9</text:p>
          </table:table-cell>
          <table:table-cell table:formula="of:=[.D57]+[.$B$2]" office:value-type="float" office:value="19896.6" calcext:value-type="float">
            <text:p>19896.6</text:p>
          </table:table-cell>
          <table:table-cell table:formula="of:=AVERAGE([.B58:.D58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y0</text:p>
          </table:table-cell>
          <table:table-cell table:formula="of:=[.B58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formula="of:=[.D58]" office:value-type="float" office:value="19896.6" calcext:value-type="float">
            <text:p>19896.6</text:p>
          </table:table-cell>
          <table:table-cell table:number-columns-repeated="3"/>
        </table:table-row>
        <table:table-row table:style-name="ro1">
          <table:table-cell/>
          <table:table-cell table:formula="of:=[.B59]+[.$B$2]" office:value-type="float" office:value="19896.6" calcext:value-type="float">
            <text:p>19896.6</text:p>
          </table:table-cell>
          <table:table-cell table:formula="of:=[.C59]+[.$B$2]" office:value-type="float" office:value="9948.3" calcext:value-type="float">
            <text:p>9948.3</text:p>
          </table:table-cell>
          <table:table-cell table:formula="of:=[.D59]+[.$B$2]" office:value-type="float" office:value="29844.9" calcext:value-type="float">
            <text:p>29844.9</text:p>
          </table:table-cell>
          <table:table-cell table:formula="of:=AVERAGE([.B60:.D60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y0</text:p>
          </table:table-cell>
          <table:table-cell table:formula="of:=[.B60]" office:value-type="float" office:value="19896.6" calcext:value-type="float">
            <text:p>19896.6</text:p>
          </table:table-cell>
          <table:table-cell table:formula="of:=[.C60]" office:value-type="float" office:value="9948.3" calcext:value-type="float">
            <text:p>994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61]+[.$B$2]" office:value-type="float" office:value="29844.9" calcext:value-type="float">
            <text:p>29844.9</text:p>
          </table:table-cell>
          <table:table-cell table:formula="of:=[.C61]+[.$B$2]" office:value-type="float" office:value="19896.6" calcext:value-type="float">
            <text:p>19896.6</text:p>
          </table:table-cell>
          <table:table-cell table:formula="of:=[.D61]+[.$B$2]" office:value-type="float" office:value="9948.3" calcext:value-type="float">
            <text:p>9948.3</text:p>
          </table:table-cell>
          <table:table-cell table:formula="of:=AVERAGE([.B62:.D62])" office:value-type="float" office:value="19896.6" calcext:value-type="float">
            <text:p>19896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62]" office:value-type="float" office:value="19896.6" calcext:value-type="float">
            <text:p>19896.6</text:p>
          </table:table-cell>
          <table:table-cell table:formula="of:=[.D62]" office:value-type="float" office:value="9948.3" calcext:value-type="float">
            <text:p>9948.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6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[.B66]" office:value-type="float" office:value="0" calcext:value-type="float">
            <text:p>0</text:p>
          </table:table-cell>
          <table:table-cell table:formula="of:=[.C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2:45:05.742891869</meta:creation-date>
    <dc:date>2017-10-23T13:24:19.350913875</dc:date>
    <meta:editing-duration>PT7M52S</meta:editing-duration>
    <meta:editing-cycles>1</meta:editing-cycles>
    <meta:document-statistic meta:table-count="1" meta:cell-count="263" meta:object-count="0"/>
    <meta:generator>LibreOffice/5.1.6.2$Linux_X86_64 LibreOffice_project/10m0$Build-2</meta:generator>
  </office:meta>
</office:document-meta>
</file>